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36pt" style:font-size-asian="36pt" style:font-size-complex="36pt" fo:language="nl" fo:country="NL"/>
    </style:style>
    <style:style style:name="T3" style:parent-style-name="DefaultParagraphFont" style:family="text">
      <style:text-properties fo:font-size="36pt" style:font-size-asian="36pt" style:font-size-complex="36pt" fo:language="nl" fo:country="NL"/>
    </style:style>
    <style:style style:name="T4" style:parent-style-name="DefaultParagraphFont" style:family="text">
      <style:text-properties fo:font-size="36pt" style:font-size-asian="36pt" style:font-size-complex="36pt"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OOFDSTUK 5</text:span><text:span text:style-name="T3"><text:line-break/></text:span><text:span text:style-name="T4"><text:line-break/></text:span></text:p>
      <text:p text:style-name="Normal"><text:span text:style-name="T5">Opdracht 5.1</text:span><text:span text:style-name="T6"><text:line-break/></text:span><text:span text:style-name="T7"><draw:frame draw:style-name="a0" draw:name="Picture 1" text:anchor-type="as-char" svg:x="0in" svg:y="0in" svg:width="6.26806in" svg:height="2.50556in" style:rel-width="scale" style:rel-height="scale"><draw:image xlink:href="media/image1.png" xlink:type="simple" xlink:show="embed" xlink:actuate="onLoad"/><svg:title/><svg:desc>Table

Description automatically generated with low confidence</svg:desc></draw:frame></text:span><text:span text:style-name="T8"><text:line-break/></text:span><text:span text:style-name="T9"><text:line-break/>Opdracht 5.2</text:span><draw:frame draw:style-name="a1" draw:name="Picture 1" text:anchor-type="as-char" svg:x="0in" svg:y="0in" svg:width="6.26806in" svg:height="2.14583in" style:rel-width="scale" style:rel-height="scale"><draw:image xlink:href="media/image2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5T11:35:00Z</meta:creation-date>
    <dc:date>2023-04-26T07:44:00Z</dc:date>
    <meta:template xlink:href="Normal" xlink:type="simple"/>
    <meta:editing-cycles>2</meta:editing-cycles>
    <meta:editing-duration>PT0S</meta:editing-duration>
    <meta:document-statistic meta:page-count="1" meta:paragraph-count="1" meta:word-count="6" meta:character-count="43" meta:row-count="1" meta:non-whitespace-character-count="38"/>
  </office:meta>
</office:document-meta>
</file>